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2850678733" calcext:value-type="float">
            <text:p>97,29</text:p>
          </table:table-cell>
          <table:table-cell table:style-name="ce3" table:formula="of:=100 - SUM([.A2:.B2])" office:value-type="float" office:value="2.71493212670001" calcext:value-type="float">
            <text:p>2,71</text:p>
          </table:table-cell>
          <table:table-cell/>
          <table:table-cell table:style-name="ce4" table:formula="of:=[.E18]+[.H18]" office:value-type="float" office:value="12255" calcext:value-type="float">
            <text:p>12255</text:p>
          </table:table-cell>
          <table:table-cell table:formula="of:=12597-[.E2]" office:value-type="float" office:value="342" calcext:value-type="float">
            <text:p>342</text:p>
          </table:table-cell>
          <table:table-cell office:value-type="float" office:value="0.0136208534241" calcext:value-type="float">
            <text:p>0,0136208534</text:p>
          </table:table-cell>
          <table:table-cell office:value-type="float" office:value="24.3729228973" calcext:value-type="float">
            <text:p>24,37292289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213622291" calcext:value-type="float">
            <text:p>97,21</text:p>
          </table:table-cell>
          <table:table-cell table:style-name="ce3" table:formula="of:=100 - SUM([.A3:.B3])" office:value-type="float" office:value="2.78637770900001" calcext:value-type="float">
            <text:p>2,79</text:p>
          </table:table-cell>
          <table:table-cell/>
          <table:table-cell table:style-name="ce4" table:formula="of:=[.E19]+[.H19]"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0.0143699645996" calcext:value-type="float">
            <text:p>0,0143699646</text:p>
          </table:table-cell>
          <table:table-cell office:value-type="float" office:value="23.9952769279" calcext:value-type="float">
            <text:p>23,995276927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4914662221" calcext:value-type="float">
            <text:p>97,49</text:p>
          </table:table-cell>
          <table:table-cell table:style-name="ce3" table:formula="of:=100 - SUM([.A4:.B4])" office:value-type="float" office:value="2.5085337779" calcext:value-type="float">
            <text:p>2,51</text:p>
          </table:table-cell>
          <table:table-cell/>
          <table:table-cell table:style-name="ce4" table:formula="of:=[.E20]+[.H20]" office:value-type="float" office:value="12281" calcext:value-type="float">
            <text:p>12281</text:p>
          </table:table-cell>
          <table:table-cell table:formula="of:=12597-[.E4]" office:value-type="float" office:value="316" calcext:value-type="float">
            <text:p>316</text:p>
          </table:table-cell>
          <table:table-cell office:value-type="float" office:value="0.0131869316101" calcext:value-type="float">
            <text:p>0,0131869316</text:p>
          </table:table-cell>
          <table:table-cell office:value-type="float" office:value="23.9313650131" calcext:value-type="float">
            <text:p>23,931365013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3803286497" calcext:value-type="float">
            <text:p>97,38</text:p>
          </table:table-cell>
          <table:table-cell table:style-name="ce3" table:formula="of:=100 - SUM([.A5:.B5])" office:value-type="float" office:value="2.6196713503" calcext:value-type="float">
            <text:p>2,62</text:p>
          </table:table-cell>
          <table:table-cell/>
          <table:table-cell table:style-name="ce4" table:formula="of:=[.E21]+[.H21]" office:value-type="float" office:value="12267" calcext:value-type="float">
            <text:p>12267</text:p>
          </table:table-cell>
          <table:table-cell table:formula="of:=12597-[.E5]" office:value-type="float" office:value="330" calcext:value-type="float">
            <text:p>330</text:p>
          </table:table-cell>
          <table:table-cell office:value-type="float" office:value="0.0136280059814" calcext:value-type="float">
            <text:p>0,013628006</text:p>
          </table:table-cell>
          <table:table-cell office:value-type="float" office:value="23.917632103" calcext:value-type="float">
            <text:p>23,9176321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6.705564817" calcext:value-type="float">
            <text:p>96,71</text:p>
          </table:table-cell>
          <table:table-cell table:style-name="ce3" table:formula="of:=100 - SUM([.A6:.B6])" office:value-type="float" office:value="3.294435183" calcext:value-type="float">
            <text:p>3,29</text:p>
          </table:table-cell>
          <table:table-cell/>
          <table:table-cell table:style-name="ce4" table:formula="of:=[.E22]+[.H22]" office:value-type="float" office:value="12182" calcext:value-type="float">
            <text:p>12182</text:p>
          </table:table-cell>
          <table:table-cell table:formula="of:=12597-[.E6]" office:value-type="float" office:value="415" calcext:value-type="float">
            <text:p>415</text:p>
          </table:table-cell>
          <table:table-cell office:value-type="float" office:value="0.013533115387" calcext:value-type="float">
            <text:p>0,0135331154</text:p>
          </table:table-cell>
          <table:table-cell office:value-type="float" office:value="23.9695260525" calcext:value-type="float">
            <text:p>23,969526052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5.6576962769" calcext:value-type="float">
            <text:p>95,66</text:p>
          </table:table-cell>
          <table:table-cell table:style-name="ce3" table:formula="of:=100 - SUM([.A7:.B7])" office:value-type="float" office:value="4.3423037231" calcext:value-type="float">
            <text:p>4,34</text:p>
          </table:table-cell>
          <table:table-cell/>
          <table:table-cell table:style-name="ce4" table:formula="of:=[.E23]+[.H23]" office:value-type="float" office:value="12050" calcext:value-type="float">
            <text:p>12050</text:p>
          </table:table-cell>
          <table:table-cell table:formula="of:=12597-[.E7]" office:value-type="float" office:value="547" calcext:value-type="float">
            <text:p>547</text:p>
          </table:table-cell>
          <table:table-cell office:value-type="float" office:value="0.0133588314056" calcext:value-type="float">
            <text:p>0,0133588314</text:p>
          </table:table-cell>
          <table:table-cell office:value-type="float" office:value="23.9896051884" calcext:value-type="float">
            <text:p>23,989605188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0151623402" calcext:value-type="float">
            <text:p>97,02</text:p>
          </table:table-cell>
          <table:table-cell table:style-name="ce3" table:formula="of:=100 - SUM([.A8:.B8])" office:value-type="float" office:value="2.98483765979999" calcext:value-type="float">
            <text:p>2,98</text:p>
          </table:table-cell>
          <table:table-cell/>
          <table:table-cell table:style-name="ce4" table:formula="of:=[.E24]+[.H24]" office:value-type="float" office:value="12221" calcext:value-type="float">
            <text:p>12221</text:p>
          </table:table-cell>
          <table:table-cell table:formula="of:=12597-[.E8]" office:value-type="float" office:value="376" calcext:value-type="float">
            <text:p>376</text:p>
          </table:table-cell>
          <table:table-cell office:value-type="float" office:value="0.0136680603027" calcext:value-type="float">
            <text:p>0,0136680603</text:p>
          </table:table-cell>
          <table:table-cell office:value-type="float" office:value="23.9375588894" calcext:value-type="float">
            <text:p>23,937558889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1344657882" calcext:value-type="float">
            <text:p>97,13</text:p>
          </table:table-cell>
          <table:table-cell table:style-name="ce3" table:formula="of:=100 - SUM([.A9:.B9])" office:value-type="float" office:value="2.8655342118" calcext:value-type="float">
            <text:p>2,87</text:p>
          </table:table-cell>
          <table:table-cell/>
          <table:table-cell table:style-name="ce4" table:formula="of:=[.E25]+[.H25]" office:value-type="float" office:value="12236" calcext:value-type="float">
            <text:p>12236</text:p>
          </table:table-cell>
          <table:table-cell table:formula="of:=12597-[.E9]" office:value-type="float" office:value="361" calcext:value-type="float">
            <text:p>361</text:p>
          </table:table-cell>
          <table:table-cell office:value-type="float" office:value="0.013543844223" calcext:value-type="float">
            <text:p>0,0135438442</text:p>
          </table:table-cell>
          <table:table-cell office:value-type="float" office:value="23.9457452297" calcext:value-type="float">
            <text:p>23,945745229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6.753452929" calcext:value-type="float">
            <text:p>96,75</text:p>
          </table:table-cell>
          <table:table-cell table:style-name="ce3" table:formula="of:=100 - SUM([.A10:.B10])" office:value-type="float" office:value="3.24654707099999" calcext:value-type="float">
            <text:p>3,25</text:p>
          </table:table-cell>
          <table:table-cell/>
          <table:table-cell table:style-name="ce4" table:formula="of:=[.E26]+[.H26]" office:value-type="float" office:value="12188" calcext:value-type="float">
            <text:p>12188</text:p>
          </table:table-cell>
          <table:table-cell table:formula="of:=12597-[.E10]" office:value-type="float" office:value="409" calcext:value-type="float">
            <text:p>409</text:p>
          </table:table-cell>
          <table:table-cell office:value-type="float" office:value="0.0133409500122" calcext:value-type="float">
            <text:p>0,01334095</text:p>
          </table:table-cell>
          <table:table-cell office:value-type="float" office:value="23.9418170452" calcext:value-type="float">
            <text:p>23,941817045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6.3010001588" calcext:value-type="float">
            <text:p>96,30</text:p>
          </table:table-cell>
          <table:table-cell table:style-name="ce3" table:formula="of:=100 - SUM([.A11:.B11])" office:value-type="float" office:value="3.69899984120001" calcext:value-type="float">
            <text:p>3,70</text:p>
          </table:table-cell>
          <table:table-cell/>
          <table:table-cell table:style-name="ce4" table:formula="of:=[.E27]+[.H27]" office:value-type="float" office:value="12131" calcext:value-type="float">
            <text:p>12131</text:p>
          </table:table-cell>
          <table:table-cell table:formula="of:=12597-[.E11]" office:value-type="float" office:value="466" calcext:value-type="float">
            <text:p>466</text:p>
          </table:table-cell>
          <table:table-cell office:value-type="float" office:value="0.0139660835266" calcext:value-type="float">
            <text:p>0,0139660835</text:p>
          </table:table-cell>
          <table:table-cell office:value-type="float" office:value="23.967648983" calcext:value-type="float">
            <text:p>23,96764898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9378273462" calcext:value-type="float">
            <text:p>96,8937827346</text:p>
          </table:table-cell>
          <table:table-cell table:formula="of:=AVERAGE([.C2:.C11])" office:value-type="float" office:value="3.10621726538" calcext:value-type="float">
            <text:p>3,106217265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05.7" calcext:value-type="float">
            <text:p>12205,7</text:p>
          </table:table-cell>
          <table:table-cell table:formula="of:=AVERAGE([.F2:.F11])" office:value-type="float" office:value="391.3" calcext:value-type="float">
            <text:p>391,3</text:p>
          </table:table-cell>
          <table:table-cell table:formula="of:=SUM([.G2:.G11])/10" office:value-type="float" office:value="0.01362166404723" calcext:value-type="float">
            <text:p>0,013621664</text:p>
          </table:table-cell>
          <table:table-cell table:formula="of:=SUM([.H2:.H11])/10" office:value-type="float" office:value="23.99690983295" calcext:value-type="float">
            <text:p>23,99690983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8" calcext:value-type="float">
            <text:p>5788</text:p>
          </table:table-cell>
          <table:table-cell table:formula="of:=AVERAGE([.G18:.G27])" office:value-type="float" office:value="74.7" calcext:value-type="float">
            <text:p>74,7</text:p>
          </table:table-cell>
          <table:table-cell/>
          <table:table-cell office:value-type="float" office:value="5885" calcext:value-type="float">
            <text:p>5885</text:p>
          </table:table-cell>
          <table:table-cell office:value-type="float" office:value="274" calcext:value-type="float">
            <text:p>274</text:p>
          </table:table-cell>
          <table:table-cell office:value-type="float" office:value="68" calcext:value-type="float">
            <text:p>68</text:p>
          </table:table-cell>
          <table:table-cell table:formula="of:=12597-SUM([.E18:.G18])" office:value-type="float" office:value="6370" calcext:value-type="float">
            <text:p>637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6.6" calcext:value-type="float">
            <text:p>316,6</text:p>
          </table:table-cell>
          <table:table-cell table:formula="of:=AVERAGE([.H18:.H27])" office:value-type="float" office:value="6417.7" calcext:value-type="float">
            <text:p>6417,7</text:p>
          </table:table-cell>
          <table:table-cell/>
          <table:table-cell office:value-type="float" office:value="5740" calcext:value-type="float">
            <text:p>574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table:formula="of:=12597-SUM([.E19:.G19])" office:value-type="float" office:value="6506" calcext:value-type="float">
            <text:p>650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formula="of:=12597-SUM([.E20:.G20])" office:value-type="float" office:value="6484" calcext:value-type="float">
            <text:p>648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8" calcext:value-type="float">
            <text:p>5788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table:formula="of:=12597-SUM([.E21:.G21])" office:value-type="float" office:value="6376" calcext:value-type="float">
            <text:p>637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6.6" calcext:value-type="float">
            <text:p>316,6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table:formula="of:=12597-SUM([.E22:.G22])" office:value-type="float" office:value="6367" calcext:value-type="float">
            <text:p>636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4.7" calcext:value-type="float">
            <text:p>74,7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324" calcext:value-type="float">
            <text:p>324</text:p>
          </table:table-cell>
          <table:table-cell office:value-type="float" office:value="223" calcext:value-type="float">
            <text:p>223</text:p>
          </table:table-cell>
          <table:table-cell table:formula="of:=12597-SUM([.E23:.G23])" office:value-type="float" office:value="6404" calcext:value-type="float">
            <text:p>640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7.7" calcext:value-type="float">
            <text:p>6417,7</text:p>
          </table:table-cell>
          <table:table-cell table:number-columns-repeated="2"/>
          <table:table-cell office:value-type="float" office:value="5829" calcext:value-type="float">
            <text:p>582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392" calcext:value-type="float">
            <text:p>639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8" calcext:value-type="float">
            <text:p>5708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table:formula="of:=12597-SUM([.E25:.G25])" office:value-type="float" office:value="6528" calcext:value-type="float">
            <text:p>65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7" calcext:value-type="float">
            <text:p>5737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table:formula="of:=12597-SUM([.E26:.G26])" office:value-type="float" office:value="6451" calcext:value-type="float">
            <text:p>645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2" calcext:value-type="float">
            <text:p>5832</text:p>
          </table:table-cell>
          <table:table-cell office:value-type="float" office:value="342" calcext:value-type="float">
            <text:p>342</text:p>
          </table:table-cell>
          <table:table-cell office:value-type="float" office:value="124" calcext:value-type="float">
            <text:p>124</text:p>
          </table:table-cell>
          <table:table-cell table:formula="of:=12597-SUM([.E27:.G27])" office:value-type="float" office:value="6299" calcext:value-type="float">
            <text:p>629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937048503612" calcext:value-type="float">
            <text:p>0,9689370485</text:p>
          </table:table-cell>
          <table:table-cell table:number-columns-repeated="2"/>
          <table:table-cell table:formula="of:=SUM([.E18:.E27])/10" office:value-type="float" office:value="5788" calcext:value-type="float">
            <text:p>5788</text:p>
          </table:table-cell>
          <table:table-cell table:formula="of:=SUM([.F18:.F27])/10" office:value-type="float" office:value="316.6" calcext:value-type="float">
            <text:p>316,6</text:p>
          </table:table-cell>
          <table:table-cell table:formula="of:=SUM([.G18:.G27])/10" office:value-type="float" office:value="74.7" calcext:value-type="float">
            <text:p>74,7</text:p>
          </table:table-cell>
          <table:table-cell table:formula="of:=SUM([.H18:.H27])/10" office:value-type="float" office:value="6417.7" calcext:value-type="float">
            <text:p>6417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062951496388" calcext:value-type="float">
            <text:p>0,0310629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25843041602" calcext:value-type="float">
            <text:p>0,9872584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98694741844" calcext:value-type="float">
            <text:p>0,95298694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44:52.305497260</meta:creation-date>
    <dc:date>2018-01-18T16:46:30.967074744</dc:date>
    <meta:editing-duration>PT1M39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